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736CE053054D6F63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width="0.263cm" draw:stroke-linejoin="miter" draw:fill="solid" draw:fill-color="#000000"/>
    </style:style>
    <style:style style:name="gr2" style:family="graphic" style:parent-style-name="standard" style:list-style-name="L1">
      <style:graphic-properties draw:textarea-horizontal-align="justify" draw:textarea-vertical-align="middle" draw:auto-grow-height="false" fo:min-height="4.743cm" fo:min-width="5.523cm"/>
    </style:style>
    <style:style style:name="gr3" style:family="graphic" style:parent-style-name="Object_20_with_20_no_20_fill_20_and_20_no_20_line">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35cm" draw:stroke-linejoin="miter" draw:fill="solid" draw:fill-color="#ffffff"/>
    </style:style>
    <style:style style:name="gr5" style:family="graphic" style:parent-style-name="standard">
      <style:graphic-properties draw:stroke="none" svg:stroke-width="0.038cm" draw:stroke-linejoin="miter" draw:fill="solid" draw:fill-color="#020204"/>
    </style:style>
    <style:style style:name="gr6" style:family="graphic" style:parent-style-name="standard">
      <style:graphic-properties draw:stroke="none" svg:stroke-width="3.114cm" draw:stroke-linejoin="miter" draw:fill="solid" draw:fill-color="#000000"/>
    </style:style>
    <style:style style:name="gr7" style:family="graphic" style:parent-style-name="standard">
      <style:graphic-properties draw:stroke="none" svg:stroke-width="0.263cm" draw:stroke-linejoin="miter" draw:fill="none"/>
    </style:style>
    <style:style style:name="gr8" style:family="graphic" style:parent-style-name="standard">
      <style:graphic-properties draw:textarea-horizontal-align="justify" draw:textarea-vertical-align="middle" draw:auto-grow-height="false" fo:min-height="2.624cm" fo:min-width="2.374cm"/>
    </style:style>
    <style:style style:name="gr9" style:family="graphic" style:parent-style-name="standard">
      <style:graphic-properties draw:stroke="none" draw:fill="none" draw:textarea-horizontal-align="justify" draw:textarea-vertical-align="middle" draw:auto-grow-height="false" fo:min-height="5.084cm" fo:min-width="4.834cm"/>
    </style:style>
    <style:style style:name="gr10" style:family="graphic" style:parent-style-name="objectwithoutfill">
      <style:graphic-properties svg:stroke-width="0.635cm" draw:marker-start-width="1.148cm" draw:marker-end="Arrow" draw:marker-end-width="1.248cm" draw:fill="none" draw:textarea-vertical-align="middle" fo:padding-top="0.438cm" fo:padding-bottom="0.438cm" fo:padding-left="0.563cm" fo:padding-right="0.563cm"/>
    </style:style>
    <style:style style:name="gr11" style:family="graphic" style:parent-style-name="objectwithoutfill">
      <style:graphic-properties svg:stroke-width="0.635cm" draw:marker-start-width="1.148cm" draw:marker-end-width="1.148cm" draw:fill="none" draw:textarea-vertical-align="middle" fo:padding-top="0.438cm" fo:padding-bottom="0.438cm" fo:padding-left="0.563cm" fo:padding-right="0.563cm"/>
    </style:style>
    <style:style style:name="P1" style:family="paragraph">
      <loext:graphic-properties draw:fill="solid" draw:fill-color="#000000"/>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style>
    <style:style style:name="P5" style:family="paragraph">
      <loext:graphic-properties draw:fill="solid" draw:fill-color="#020204"/>
    </style:style>
    <style:style style:name="P6" style:family="paragraph">
      <loext:graphic-properties draw:fill="none"/>
    </style:style>
    <style:style style:name="P7" style:family="paragraph">
      <style:paragraph-properties fo:text-align="center"/>
    </style:style>
    <style:style style:name="P8"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376cm" svg:height="2.89cm" svg:x="3.449cm" svg:y="11.063cm" svg:viewBox="0 0 2377 2891" svg:d="M1189 0c-314 0-597 54-812 149-107 47-197 104-265 174-67 71-112 159-112 255v1735c0 96 45 183 112 254 68 70 158 127 265 174 215 95 498 150 812 150 313 0 596-55 811-150 107-47 197-104 265-174 67-71 112-158 112-254v-1735c0-96-45-184-112-255-68-70-158-127-265-174-215-95-498-149-811-149zM1189 193c290 0 552 52 733 132 91 40 160 87 203 132s59 84 59 121-16 76-59 121-112 91-203 131c-181 80-443 134-733 134-291 0-553-54-734-134-91-40-160-86-203-131s-59-84-59-121 16-76 59-121 112-92 203-132c181-80 443-132 734-132zM193 901c53 40 115 75 184 106 215 94 498 149 812 149 313 0 596-55 811-149 69-31 131-66 184-106v255c0 37-16 76-59 121s-112 91-203 131c-181 80-443 134-733 134-291 0-553-54-734-134-91-40-160-86-203-131s-59-84-59-121zM193 1481c53 39 115 74 184 104 215 95 498 150 812 150 313 0 596-55 811-150 69-30 131-65 184-104v254c0 37-16 75-59 120s-112 92-203 132c-181 79-443 133-733 133-291 0-553-54-734-133-91-40-160-87-203-132s-59-83-59-120zM193 2059c53 39 115 74 184 104 215 95 498 150 812 150 313 0 596-55 811-150 69-30 131-65 184-104v254c0 37-16 75-59 120s-112 92-203 132c-181 80-443 133-733 133-291 0-553-53-734-133-91-40-160-87-203-132s-59-83-59-120z">
          <text:p/>
        </draw:path>
        <draw:custom-shape draw:style-name="gr2" draw:text-style-name="P2" draw:layer="layout" svg:width="9.575cm" svg:height="7.939cm" svg:x="-5.4cm" svg:y="21.255cm">
          <text:p text:style-name="P2"/>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name="图片 1" draw:style-name="gr3" draw:text-style-name="P3" draw:layer="layout" svg:width="5.522cm" svg:height="2.708cm" svg:x="-3.318cm" svg:y="23.881cm">
          <draw:image xlink:href="Pictures/1000020100000100000000736CE053054D6F6384.png" xlink:type="simple" xlink:show="embed" xlink:actuate="onLoad">
            <text:p/>
          </draw:image>
        </draw:frame>
        <draw:path draw:style-name="gr1" draw:text-style-name="P1" draw:layer="layout" svg:width="2.855cm" svg:height="2.855cm" svg:x="15.224cm" svg:y="16.24cm" svg:viewBox="0 0 2856 2856" svg:d="M1428 0c-788 0-1428 640-1428 1428s640 1428 1428 1428 1428-640 1428-1428-640-1428-1428-1428zM1333 206v460h-378c19-48 39-94 60-136 92-176 202-285 318-324zM1523 206c116 39 226 148 318 324 21 42 41 88 60 136h-378zM939 291c-33 46-64 96-92 150-36 69-68 145-95 225h-299c127-162 294-293 486-375zM1917 291c192 82 359 213 486 375h-299c-27-80-59-156-95-225-28-54-59-104-92-150zM329 857h369c-34 147-56 308-61 476h-443c13-171 60-332 135-476zM893 857h440v476h-506c6-171 30-332 66-476zM1523 857h440c36 144 60 305 66 476h-506zM2158 857h369c75 144 122 305 135 476h-443c-5-168-27-329-61-476zM194 1523h443c5 169 27 328 61 476h-369c-75-144-122-305-135-476zM827 1523h506v476h-440c-36-144-60-305-66-476zM1523 1523h506c-6 171-30 332-66 476h-440zM2219 1523h443c-13 171-60 332-135 476h-369c34-148 56-307 61-476zM453 2190h299c27 80 59 155 95 224 28 54 59 106 93 152-193-82-359-213-487-376zM955 2190h378v460c-116-39-226-148-318-324-21-42-41-88-60-136zM1523 2190h378c-19 48-39 94-60 136-92 176-202 285-318 324zM2104 2190h299c-128 163-294 294-487 376 34-46 65-98 93-152 36-69 68-144 95-224z">
          <text:p/>
        </draw:path>
        <draw:g>
          <draw:path draw:style-name="gr1" draw:text-style-name="P1" draw:layer="layout" svg:width="0.2cm" svg:height="0.2cm" svg:x="4.659cm" svg:y="20.857cm" svg:viewBox="0 0 201 201" svg:d="M201 101c0 18-4 34-13 50s-21 28-37 37-32 13-50 13c-19 0-35-4-51-13s-27-21-36-37c-10-16-14-32-14-50 0-19 4-35 14-51 9-16 20-27 36-36 16-10 32-14 51-14 18 0 34 4 50 14 16 9 28 20 37 36s13 32 13 51z">
            <text:p/>
          </draw:path>
          <draw:path draw:style-name="gr1" draw:text-style-name="P1" draw:layer="layout" svg:width="1.676cm" svg:height="3.017cm" svg:x="3.921cm" svg:y="18.174cm" svg:viewBox="0 0 1677 3018" svg:d="M1576 0h-1475c-54 0-101 44-101 101v2817c0 53 47 100 101 100h1475c57 0 101-47 101-100v-2817c0-57-44-101-101-101zM134 2549v-2214h1409v2214zM973 2784c0 74-61 134-134 134-74 0-135-60-135-134s61-134 135-134c73 0 134 60 134 134zM714 168c0-20 14-34 34-34h178c20 0 33 14 33 34s-13 33-33 33h-178c-17 0-34-13-34-33z">
            <text:p/>
          </draw:path>
        </draw:g>
        <draw:g>
          <draw:polygon draw:style-name="gr4" draw:text-style-name="P4" draw:layer="layout" svg:width="2.702cm" svg:height="2.922cm" svg:x="15.808cm" svg:y="7.321cm" svg:viewBox="0 0 2703 2923" draw:points="1146,0 1623,50 1802,677 2191,1383 2320,1971 2415,2002 2463,2111 2473,2192 2551,2277 2656,2356 2703,2436 2664,2512 2265,2759 2105,2901 1900,2916 1750,2828 1704,2659 1058,2708 1004,2844 857,2923 678,2896 505,2818 273,2767 43,2692 0,2622 24,2536 65,2414 54,2234 57,2139 89,2088 179,2061 259,2064 313,2046 389,1940 433,1888 754,1087 967,821 928,377 945,112">
            <text:p/>
          </draw:polygon>
          <draw:path draw:style-name="gr5" draw:text-style-name="P5" draw:layer="layout" svg:width="2.738cm" svg:height="3.204cm" svg:x="15.787cm" svg:y="7.066cm" svg:viewBox="0 0 2739 3205" svg:d="M1363 0c-76-1-153 15-220 51-71 38-130 99-166 172-35 72-49 154-52 235-3 79 3 159 8 238 4 82 7 165 8 247 4 27 6 53 5 80 0 13-1 27-1 40 0 1-1 2-1 3-10 25-23 49-37 72-27 35-55 69-82 103-30 38-60 76-91 114-38 47-76 94-100 148-21 47-31 98-46 147-16 56-38 110-63 163-23 49-48 96-74 144-18 34-37 69-43 108-5 31-2 62 6 92 0 1 0 3 1 4-5 4-10 9-14 13-14 18-24 36-33 51-9 16-17 30-26 42-8 11-17 19-25 24-9 5-22 8-37 10-15 1-32 0-52 0-20-1-42-1-66 4-25 5-50 15-71 36-23 22-34 49-40 76-5 26-4 50-2 71 3 48 10 93 12 135s-1 82-14 116c-9 21-24 45-36 77-6 16-11 34-11 55 0 20 4 42 16 62 15 26 38 42 60 51 22 10 42 14 58 19 38 10 76 23 116 36 133 39 266 55 383 101 57 22 121 58 199 61 50 2 99-11 141-36s77-62 99-105c13-24 21-50 26-76 38-8 76-13 115-14 12-1 24-1 36-2 33 4 66 5 99 4 5 0 9 0 12-1 9 1 18 2 26 2 59 4 117 9 175 18 51 8 101 18 151 30 8 2 16 4 23 6 5 22 12 45 25 67 27 42 67 66 105 82 54 23 115 35 176 26 50-7 96-28 135-57 39-27 70-60 99-88 35-33 71-62 110-88 58-37 125-66 193-100 40-20 84-44 119-85 16-18 28-39 37-62 1-2 2-4 2-6 7-28 2-56-12-81-10-18-24-31-37-42-12-9-24-17-34-24-21-13-42-30-63-48s-40-34-55-52c-15-17-25-36-29-54-2-11-2-26-3-46-2-22-7-45-16-67-6-15-15-32-29-47-19-19-42-29-62-35h-1c14-28 24-59 29-89 14-74 8-149-5-222-17-99-46-196-83-291-28-69-60-137-105-196-43-58-98-108-141-166-23-31-42-65-65-95-10-20-19-39-28-59-29-62-54-125-88-184-5-9-10-18-16-27-4-56-10-112-13-169-6-113 1-228-29-337-14-54-37-104-67-151-35-54-79-103-131-141-84-61-187-92-290-93zM1538 380c12 0 23 3 35 10 33 22 49 48 61 78 4 8 7 23 3 27-17-34-41-65-73-87-17-11-35-18-54-23 3-6 10-5 16-5 4-1 8-1 12 0zM1087 404c14 0 28 4 40 9 14 6 28 15 41 24 5 4 11 8 14 13 10 16 15 34 18 52-11-24-27-46-50-65-12-10-25-18-39-24-10-5-22-8-33-8 1-1 2-1 3-1 2 0 4 0 6 0zM1487 448c5 0 10 1 15 1 19 3 38 10 54 21 33 21 56 55 69 92 12 34 15 70 13 106-1 28-6 56-18 82-6 12-13 24-22 34-12-4-23-7-34-10-15-3-30-8-44-12 7-3 13-6 19-10 11-8 20-18 27-30 6-12 10-26 12-39 3-24-1-49-12-70-11-22-30-39-52-48-7-2-15-4-23-4-2 0-5 0-8 0-11 0-22 4-31 10s-17 14-24 23c-12 19-18 41-19 64-1 16 1 33 7 49 1 3 3 7 5 10-9-4-17-9-26-13-9-5-18-10-28-14-2-6-5-11-7-17-5-9-10-18-16-26-6-31-6-63 5-93 12-34 37-62 66-82 9-7 19-12 30-16 13-5 28-8 42-8zM1081 472c14-1 28 2 41 9 13 6 24 15 34 25 20 21 35 47 44 75 8 26 12 52 13 79-5 8-11 16-16 23-1 1-2 1-2 1-12 4-23 9-34 14 2-20 0-41-6-60-6-21-17-39-33-53-7-6-16-11-26-13-4-2-9-2-14-2-5 1-10 2-15 4-9 4-17 13-22 23-6 9-8 20-10 31-4 24-4 49 4 72 6 15 15 28 25 40 6 6 11 11 18 15-6 6-12 11-17 18-9 8-18 16-28 24-11-12-19-26-25-42-13-31-16-66-18-100-3-38-6-77 6-113 6-18 16-35 30-48s32-21 51-22zM1502 587c2 0 3 0 5 0 13 2 26 11 33 22 9 13 18 33 11 47-1 4-6 6-10 4-10-4-8-24-16-34-4-5-10-9-15-12s-13-3-17-8c-3-3-5-9-3-12 2-5 7-7 12-7zM1106 595c3 1 6 2 8 3 11 6 19 17 23 29 4 13 6 31-4 40-2 2-7 2-10 0-8-7 0-22-4-33-2-5-6-9-10-14-3-4-10-6-12-12-1-3-2-8 1-11 2-2 5-2 8-2zM1283 685c18 1 35 4 52 9 5 1 9 2 14 4 1 1 3 2 4 2h1c2 1 4 2 6 3 7 3 14 6 20 10h1c4 2 8 4 12 6 16 9 31 18 47 26 3 1 5 2 7 3 7 3 14 7 21 10 6 3 13 5 19 8 24 10 50 18 76 24 7 2 15 4 23 6 2 1 5 1 7 2 3 1 6 2 8 3 9 5 18 10 23 19 0 1 1 3 2 5 1 2 2 3 3 5 1 0 1 2 2 3 2 4 3 9 4 14 2 8 2 16 0 24-1 15-6 30-8 45-2 13-2 25-7 36-1 1-1 3-2 4s-2 3-3 4c-6 7-14 13-22 17-12 5-24 8-36 13-54 20-95 64-144 94-26 16-54 28-83 37-32 9-65 14-97 11-28-3-56-12-78-28-33-22-54-57-78-89-12-14-24-29-38-41-4-4-8-7-13-10 2 0 5 1 7 3 2 1 4 2 6 4 4 2 7 4 10 7 9 8 17 18 29 27 30 25 70 35 107 35 38 1 73-7 107-14 27-7 55-13 82-23 41-15 80-38 113-67 15-13 28-26 42-35 5-3 11-6 16-9h1c1-1 3-1 4-2s3-1 4-2c2-1 4-2 6-3 5-2 9-5 14-7 1-1 3-2 5-4 3-2 5-5 7-9 2-4 3-7 3-11-3 0-5 0-8-1-5-1-10-1-15-1s-10 0-15 2c-6 2-11 5-16 9s-10 9-14 14c-2 1-3 2-5 3-12 12-26 23-40 33-33 25-68 49-108 64-25 11-52 17-79 22-34 7-68 12-103 11-34-1-69-9-98-28-14-8-25-19-38-27-2-2-4-3-6-4-3-2-5-3-7-4 0-1 0-1 0-1-1 0-2 0-3-1-2-1-4-2-7-3-1-1-3-1-4-2-2 0-4-1-6-2h-1c-3-1-6-1-9-2-4 0-7 0-10-1-2 0-3-1-5-1 0 2 1 4 1 6v1c-1-2-3-4-5-7-1-2-2-5-3-7 0-1-1-1-1-2 0-2-1-4-1-6 0-4 1-8 2-12 3-11 4-23 7-33s9-20 15-28c2-3 5-6 7-9 3-3 6-7 10-11 1-2 3-3 4-5h1v-1h1c5-5 10-10 16-15 7-6 15-12 23-18 8-9 16-18 25-26 4-4 9-8 14-12 0 0 1 0 1-1 5-3 9-7 15-10 0-1 0-1 0-1 5-4 11-7 16-11 6-3 11-6 17-9 8-4 16-8 25-12 5-1 9-3 15-5 20-7 42-12 64-14 7-1 15-1 22-1zM1316 721c-4 0-8 1-12 3-2 1-5 5-4 7 0 1 0 2 1 2 0 1 0 1 0 1 1 0 1 1 1 1 1 1 3 2 4 2 1 0 3 1 4 1 2 1 3 1 5 1h1c2 1 4 1 6 3 7 3 12 10 19 10 7 1 18-2 19-9 1-9-12-15-21-18-7-3-15-5-23-4zM1174 726c-5 1-10 5-14 9-1 2-3 5-3 7-1 3-1 5 0 7 2 2 6 5 9 4 4-3 8-11 13-15 3-2 2-10-2-11-1-1-2-1-3-1zM1064 774l4 3zM1629 988c9 20 17 40 25 61 5 10 9 20 14 29 1 4 3 6 4 9s2 5 3 7c15 30 31 60 46 90 4 9 9 18 13 27 35 76 59 157 71 239 45 47 83 102 112 161 83 171 82 371 60 561-1 5-2 10-2 15-12-2-25-4-36-5-11-2-24-4-39-5-5 0-10 0-15 0-22 1-47 8-68 26-22 19-32 45-35 68-4 23-2 42-1 58 7 92 7 183-2 272-3 3-5 5-8 8-68 65-137 130-220 175-146 77-325 83-479 23-13-29-31-55-49-78-19-26-39-50-58-73 13-1 25-4 36-9 15-6 28-17 37-30 10-17 14-38 12-58s-10-39-20-56c-26-41-66-71-104-101-69-54-137-110-202-169-13-12-26-23-39-35-8-8-16-16-24-23v-1c-13-13-25-27-35-43-14-25-22-53-28-82-15-78-11-160 16-235 10-29 24-57 37-85 23-49 45-99 75-143 2-3 4-6 6-9-18 53-36 104-58 155-13 31-28 61-39 93-26 73-33 153-14 227 8 30 20 59 36 86 1 1 2 3 3 5 0-34 1-68 4-102 12-115 43-228 90-333 31-70 68-136 111-199-4-40 0-81 11-119 19-63 57-118 96-172 9-12 18-25 26-38 3-5 5-9 8-14l1-1c2-5 4-8 6-12 1-2 2-3 2-4 2-4 3-7 5-11 0-1 1-3 1-4 2-5 4-10 5-15 10-35 8-71 9-107v-1c11 10 21 20 30 30 24 28 46 61 81 85 26 16 55 25 85 28 35 3 70-2 103-11 30-8 59-19 87-35 51-30 92-70 141-86 11-3 23-6 37-12 6-2 13-6 20-11 4-3 7-7 10-11zM1923 1483c43 23 89 44 129 74 69 51 117 128 131 212 12 66 14 122-7 200-14 50-32 98-49 147-2 0-2 0-4 0 4 0 8 0 12 0 15-1 30 1 46 4 23 4 46 9 69 13 4 1 8 2 12 3-23-2-46-2-69-1-16 1-32 2-48 3-23 2-46 6-67 15-17 8-31 20-47 29-3 2-7 4-10 6 8-15 18-28 31-40 15-14 35-25 55-29 40-111 74-226 57-341-13-81-54-160-119-212-38-31-84-52-122-83zM2120 2116c-4 1-8 2-12 2 4 0 8-1 12-2zM520 2149c4 0 9 1 13 2 18 3 36 11 51 21 30 21 53 51 74 81 50 68 98 138 141 210 35 59 67 120 108 175 3 4 7 9 10 13 24 31 49 61 73 92 9 12 17 25 25 38 8 12 15 24 21 37 0 1 1 3 1 4 3 5 5 10 6 15 1 2 2 4 3 6 1 1 1 3 1 4 2 5 3 9 5 14 1 5 2 10 3 15 0 1 1 2 1 3 1 5 2 10 2 15v1c1 4 1 8 1 12 1 5 1 10 1 15 0 1 0 3 0 5 0 6-1 12-1 18-1 6-1 11-2 16s-2 11-3 16c-1 6-3 11-4 16-4 13-9 26-16 38-18 36-47 67-82 88s-76 32-117 31c-65-3-124-35-185-59-123-49-256-65-383-103-39-12-77-25-116-36-18-5-35-9-52-17-16-7-32-18-41-34-7-12-10-26-9-40 0-14 3-28 8-41 9-26 25-50 35-76 17-42 20-89 17-135-2-45-9-90-12-136-2-20-2-41 2-61 4-19 12-39 27-53 13-13 31-21 50-25 18-4 37-4 56-3 18 0 37 1 56 0 19-2 38-6 54-15 15-9 28-23 39-37 10-14 19-30 27-46 6-11 13-22 20-32 3-4 6-9 10-13 11-13 25-25 41-32 3-1 6-2 9-3 1 0 1-1 2-1 3-1 6-1 9-2 3 0 6-1 8-1 4 0 9 0 13 0zM1901 2207c11 0 22 2 33 3 13 2 25 4 37 6 11 1 23 3 34 5 1 0 1 0 2 1-9 28-12 59-10 89 3 28 10 56 28 78 15 17 36 28 58 34 37 11 78 10 115-2 61-20 115-61 152-114 11-16 21-34 26-52 1-3 3-5 4-8 1 0 2 1 3 1 16 5 32 12 43 24 9 9 16 21 20 33 7 18 11 37 13 55 1 17 1 34 4 51 5 27 20 52 38 74 17 21 39 39 60 57s43 36 66 51c10 8 21 15 32 23 10 8 19 17 26 28 8 16 11 34 7 52-7 18-17 35-30 50-28 33-67 55-105 74-66 34-134 63-196 104-41 27-79 58-115 92-31 30-59 61-94 85-34 26-74 44-116 50-52 8-105-2-152-23-34-15-65-35-85-66-4-7-8-14-10-22-1-3-3-6-3-9-1 0-1-1-1-2-1-3-2-5-3-9v-1c-2-7-3-13-4-20-1-6-1-13-2-20 0-1 0-2 0-3 0-6 0-13 0-20-1-64 12-128 23-191 9-53 18-106 24-159 1-10 2-20 2-29 1-8 2-17 2-25 6-79 5-159-1-238-1-17-2-33 0-49 2-17 9-33 22-43 11-10 26-14 41-15 4 0 8-1 12 0z">
            <text:p/>
          </draw:path>
        </draw:g>
        <draw:path draw:style-name="gr6" draw:text-style-name="P1" draw:layer="layout" svg:width="3.59cm" svg:height="2.308cm" svg:x="2.789cm" svg:y="4.55cm" svg:viewBox="0 0 3591 2309" svg:d="M2213 0h-2123c-49 0-90 41-90 90v1654c0 49 41 90 90 90h613v162h-319c-162 0-162 244 0 244h1536c162 0 162-244 0-244h-319v-162h612c50 0 91-41 91-90v-1654c0-49-41-90-91-90zM2550 43h1041v2266h-1041zM3071 723c125 0 125 190 0 190-126 0-126-190 0-190zM2777 448h587v127h-587zM2777 211h587v128h-587zM2768 2028h586v127h-586zM1958 1635c34 0 61 27 61 60 0 32-27 59-61 59s-61-27-61-59c0-33 27-60 61-60zM2179 91v1461h-2054v-1461z">
          <text:p/>
        </draw:path>
        <draw:path draw:style-name="gr7" draw:text-style-name="P6" draw:layer="layout" svg:width="3.422cm" svg:height="1.762cm" svg:x="1.54cm" svg:y="17.891cm" svg:viewBox="0 0 3423 1763" svg:d="M2942 800c-19 0-39 2-64 5-35 5-69-7-94-31s-38-58-34-92c1-20 2-39 2-59 0-344-279-623-622-623-269 0-506 172-591 428-11 34-37 60-71 72-34 11-71 6-101-14-72-50-157-76-244-76-240 0-435 195-435 435 0 48 8 97 25 144 16 46 1 97-37 127-39 30-92 32-133 5-57-38-124-58-193-58-193 0-350 157-350 350s157 350 350 350h2592c265 0 481-216 481-482 0-265-216-481-481-481z">
          <text:p/>
        </draw:path>
        <draw:path draw:style-name="gr1" draw:text-style-name="P1" draw:layer="layout" svg:width="3.877cm" svg:height="2.216cm" svg:x="15.029cm" svg:y="11.922cm" svg:viewBox="0 0 3878 2217" svg:d="M3206 801c-26-446-397-801-849-801-322 0-611 180-755 460-79-33-165-50-252-50-365 0-662 297-662 662 0 1 0 1 0 2-36-7-73-11-111-11-318 0-577 259-577 577 0 319 259 577 577 577h2592c391 0 709-318 709-708 0-379-298-689-672-708zM3169 1990h-2592c-193 0-350-157-350-350s157-350 350-350c69 0 136 20 193 58 41 28 94 25 133-5 38-30 53-81 37-127-16-47-25-96-25-144 0-239 195-434 435-434 88 0 172 26 244 75 30 20 67 25 101 14 34-12 60-38 71-72 85-256 322-428 591-428 343 0 623 279 623 623 0 20-1 39-3 59-3 34 9 68 34 92s60 36 94 31c25-3 45-5 64-5 266 0 482 216 482 482 0 265-216 481-482 481z">
          <text:p/>
        </draw:path>
        <draw:custom-shape draw:style-name="gr8" draw:text-style-name="P7" draw:layer="layout" svg:width="4.064cm" svg:height="4.064cm" svg:x="13.319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1" draw:id="id1" draw:layer="layout" svg:width="5.334cm" svg:height="5.334cm" svg:x="1.889cm" svg:y="3.08cm">
          <text:p/>
          <draw:enhanced-geometry svg:viewBox="0 0 21600 21600" draw:type="rectangle" draw:enhanced-path="M 0 0 L 21600 0 21600 21600 0 21600 0 0 Z N"/>
        </draw:custom-shape>
        <draw:custom-shape draw:style-name="gr9" draw:text-style-name="P8" xml:id="id3" draw:id="id3" draw:layer="layout" svg:width="5.334cm" svg:height="5.334cm" svg:x="1.889cm" svg:y="9.763cm">
          <text:p/>
          <draw:enhanced-geometry svg:viewBox="0 0 21600 21600" draw:type="rectangle" draw:enhanced-path="M 0 0 L 21600 0 21600 21600 0 21600 0 0 Z N"/>
        </draw:custom-shape>
        <draw:custom-shape draw:style-name="gr9" draw:text-style-name="P8" xml:id="id4" draw:id="id4" draw:layer="layout" svg:width="5.334cm" svg:height="5.334cm" svg:x="1.889cm" svg:y="17.08cm">
          <text:p/>
          <draw:enhanced-geometry svg:viewBox="0 0 21600 21600" draw:type="rectangle" draw:enhanced-path="M 0 0 L 21600 0 21600 21600 0 21600 0 0 Z N"/>
        </draw:custom-shape>
        <draw:line draw:style-name="gr10" draw:text-style-name="P8" xml:id="id2" draw:id="id2" draw:layer="layout" svg:x1="10.398cm" svg:y1="12.43cm" svg:x2="12.684cm" svg:y2="12.43cm">
          <text:p/>
        </draw:line>
        <draw:connector draw:style-name="gr11" draw:text-style-name="P8" draw:layer="layout" draw:type="curve" svg:x1="7.223cm" svg:y1="5.747cm" svg:x2="10.398cm" svg:y2="12.43cm" draw:start-shape="id1" draw:start-glue-point="1" draw:end-shape="id2" draw:end-glue-point="3" svg:d="M7223 5747c2143 0 556 6683 3175 6683" svg:viewBox="0 0 3176 6684">
          <text:p/>
        </draw:connector>
        <draw:connector draw:style-name="gr11" draw:text-style-name="P8" draw:layer="layout" draw:type="curve" svg:x1="7.223cm" svg:y1="12.43cm" svg:x2="10.398cm" svg:y2="12.43cm" draw:start-shape="id3" draw:start-glue-point="1" draw:end-shape="id2" draw:end-glue-point="3" svg:d="M7223 12430h3175" svg:viewBox="0 0 3176 1">
          <text:p/>
        </draw:connector>
        <draw:connector draw:style-name="gr11" draw:text-style-name="P8" draw:layer="layout" draw:type="curve" svg:x1="7.223cm" svg:y1="19.747cm" svg:x2="10.398cm" svg:y2="12.43cm" draw:start-shape="id4" draw:start-glue-point="1" draw:end-shape="id2" draw:end-glue-point="3" svg:d="M7223 19747c2143 0 556-7317 3175-7317" svg:viewBox="0 0 3176 731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meta:initial-creator>
    <meta:creation-date>2018-06-01T11:47:04.358156797</meta:creation-date>
    <dc:date>2018-06-01T12:14:06.658199202</dc:date>
    <dc:creator>Alex </dc:creator>
    <meta:editing-duration>PT27M3S</meta:editing-duration>
    <meta:editing-cycles>1</meta:editing-cycles>
    <meta:document-statistic meta:object-count="21"/>
    <meta:generator>LibreOffice/6.0.3.2$Linux_X86_64 LibreOffice_project/00m0$Build-2</meta:generator>
  </office:meta>
</office:document-meta>
</file>